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1.2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27cm" svg:x="1.762cm" svg:y="2.651cm">
          <text:p text:style-name="P1">queu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27cm" svg:x="8.239cm" svg:y="4.302cm">
          <text:p text:style-name="P1">messag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27cm" svg:x="1.762cm" svg:y="5.953cm">
          <text:p text:style-name="P1">client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27cm" svg:x="3.032cm" svg:y="4.175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1.27cm" svg:x="3.032cm" svg:y="7.504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1.27cm" svg:x="13.827cm" svg:y="1.634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823cm" svg:y1="2.396cm" svg:x2="13.569cm" svg:y2="2.396cm">
          <text:p/>
        </draw:line>
        <draw:custom-shape draw:style-name="gr2" draw:text-style-name="P1" draw:layer="layout" svg:width="2.54cm" svg:height="1.27cm" svg:x="13.824cm" svg:y="2.905cm">
          <text:p text:style-name="P1"><text:span text:style-name="T2">send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824cm" svg:y1="3.667cm" svg:x2="13.57cm" svg:y2="3.667cm">
          <text:p/>
        </draw:line>
        <draw:custom-shape draw:style-name="gr2" draw:text-style-name="P1" draw:layer="layout" svg:width="2.54cm" svg:height="1.27cm" svg:x="13.825cm" svg:y="4.174cm">
          <text:p text:style-name="P1"><text:span text:style-name="T2">receiv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825cm" svg:y1="4.936cm" svg:x2="13.571cm" svg:y2="4.936cm">
          <text:p/>
        </draw:line>
        <draw:custom-shape draw:style-name="gr2" draw:text-style-name="P1" draw:layer="layout" svg:width="2.54cm" svg:height="1.27cm" svg:x="13.826cm" svg:y="5.44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826cm" svg:y1="6.207cm" svg:x2="13.572cm" svg:y2="6.207cm">
          <text:p/>
        </draw:line>
        <draw:custom-shape draw:style-name="gr2" draw:text-style-name="P1" draw:layer="layout" svg:width="2.54cm" svg:height="1.27cm" svg:x="13.827cm" svg:y="6.714cm">
          <text:p text:style-name="P1"><text:span text:style-name="T2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827cm" svg:y1="7.476cm" svg:x2="13.573cm" svg:y2="7.476cm">
          <text:p/>
        </draw:line>
        <draw:custom-shape draw:style-name="gr2" draw:text-style-name="P1" draw:layer="layout" svg:width="2.54cm" svg:height="1.27cm" svg:x="13.826cm" svg:y="5.446cm">
          <text:p text:style-name="P1"><text:span text:style-name="T2">queue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1.27cm" svg:x="13.823cm" svg:y="7.985cm">
          <text:p text:style-name="P1"><text:span text:style-name="T2">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823cm" svg:y1="8.747cm" svg:x2="13.569cm" svg:y2="8.747cm">
          <text:p/>
        </draw:line>
        <draw:line draw:style-name="gr3" draw:text-style-name="P3" draw:layer="layout" svg:x1="13.569cm" svg:y1="2.396cm" svg:x2="13.569cm" svg:y2="8.747cm">
          <text:p/>
        </draw:line>
        <draw:line draw:style-name="gr3" draw:text-style-name="P3" draw:layer="layout" svg:x1="13.569cm" svg:y1="4.936cm" svg:x2="13.061cm" svg:y2="4.936cm">
          <text:p/>
        </draw:line>
        <draw:line draw:style-name="gr3" draw:text-style-name="P3" draw:layer="layout" svg:x1="4.302cm" svg:y1="3.921cm" svg:x2="4.302cm" svg:y2="4.175cm">
          <text:p/>
        </draw:line>
        <draw:line draw:style-name="gr3" draw:text-style-name="P3" draw:layer="layout" svg:x1="4.302cm" svg:y1="7.502cm" svg:x2="4.302cm" svg:y2="7.223cm">
          <text:p/>
        </draw:line>
        <draw:line draw:style-name="gr3" draw:text-style-name="P3" draw:layer="layout" svg:x1="6.588cm" svg:y1="6.588cm" svg:x2="8.239cm" svg:y2="5.191cm">
          <text:p/>
        </draw:line>
        <draw:line draw:style-name="gr3" draw:text-style-name="P3" draw:layer="layout" svg:x1="6.588cm" svg:y1="3.286cm" svg:x2="8.239cm" svg:y2="4.683cm">
          <text:p/>
        </draw:line>
        <draw:line draw:style-name="gr4" draw:text-style-name="P3" draw:layer="layout" svg:x1="14.843cm" svg:y1="2.524cm" svg:x2="15.351cm" svg:y2="2.524cm">
          <text:p/>
        </draw:line>
        <draw:line draw:style-name="gr4" draw:text-style-name="P3" draw:layer="layout" svg:x1="3.108cm" svg:y1="3.54cm" svg:x2="5.191cm" svg:y2="3.54cm">
          <text:p/>
        </draw:line>
        <draw:line draw:style-name="gr4" draw:text-style-name="P3" draw:layer="layout" svg:x1="4.048cm" svg:y1="8.393cm" svg:x2="4.556cm" svg:y2="8.3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3:09:15.045711315</meta:creation-date>
    <dc:date>2015-10-25T13:30:27.977671291</dc:date>
    <meta:editing-duration>PT7M51S</meta:editing-duration>
    <meta:editing-cycles>4</meta:editing-cycles>
    <meta:generator>LibreOffice/5.0.2.2$Linux_X86_64 LibreOffice_project/00m0$Build-2</meta:generator>
    <meta:document-statistic meta:object-count="27"/>
  </office:meta>
</office:document-meta>
</file>